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/>
    </style:style>
    <style:style style:name="P2" style:family="paragraph" style:parent-style-name="Standard">
      <style:text-properties style:font-name="sans-serif" fo:font-size="15pt" officeooo:paragraph-rsid="000c7c5c"/>
    </style:style>
    <style:style style:name="T1" style:family="text">
      <style:text-properties officeooo:rsid="000c7c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</text:span>.</text:p>
      <text:p text:style-name="P1">Write a C program that allows communication between a parent process and child process using </text:p>
      <text:p text:style-name="P1">Shared Memory. </text:p>
      <text:p text:style-name="P2">a.</text:p>
      <text:p text:style-name="P2">Parent process has to take input n from the user, where n is an integer. </text:p>
      <text:p text:style-name="P1">b.</text:p>
      <text:p text:style-name="P1">The parent process should then write n to the shared memory. </text:p>
      <text:p text:style-name="P1">c.</text:p>
      <text:p text:style-name="P1">The child process has to read the contents of the shared memory and then print all the odd </text:p>
      <text:p text:style-name="P1">numbers till the limit n. </text:p>
      <text:p text:style-name="P1"><text:span text:style-name="T1">2</text:span>.</text:p>
      <text:p text:style-name="P1">Write a C program that allows communication between a parent process and child process using </text:p>
      <text:p text:style-name="P1">shared memory </text:p>
      <text:p text:style-name="P1">a.</text:p>
      <text:p text:style-name="P1">Parent process has to take input string from the user. </text:p>
      <text:p text:style-name="P1">b.</text:p>
      <text:p text:style-name="P1">The child process has to read the contents of the shared memory and convert it to capital </text:p>
      <text:p text:style-name="P1">letters and print i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03:23:22.470693041</meta:creation-date>
    <dc:date>2017-03-12T03:25:11.740663176</dc:date>
    <meta:editing-duration>PT1M49S</meta:editing-duration>
    <meta:editing-cycles>1</meta:editing-cycles>
    <meta:document-statistic meta:table-count="0" meta:image-count="0" meta:object-count="0" meta:page-count="1" meta:paragraph-count="18" meta:word-count="121" meta:character-count="645" meta:non-whitespace-character-count="532"/>
    <meta:generator>LibreOffice/5.1.4.2$Linux_X86_64 LibreOffice_project/10m0$Build-2</meta:generator>
  </office:meta>
</office:document-meta>
</file>